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D0000020C645DA74D.png" manifest:media-type="image/png"/>
  <manifest:file-entry manifest:full-path="Pictures/10000001000003120000017DD43F7F6E.png" manifest:media-type="image/png"/>
  <manifest:file-entry manifest:full-path="Pictures/1000000100000316000002059D6769F9.png" manifest:media-type="image/png"/>
  <manifest:file-entry manifest:full-path="Pictures/100000010000031D00000317AC7A481D.png" manifest:media-type="image/png"/>
  <manifest:file-entry manifest:full-path="Pictures/10000001000003AF00000104DA832947.png" manifest:media-type="image/png"/>
  <manifest:file-entry manifest:full-path="Pictures/100000010000032D000003367B970206.png" manifest:media-type="image/png"/>
  <manifest:file-entry manifest:full-path="Pictures/100000010000031A00000328AE7BFED4.png" manifest:media-type="image/png"/>
  <manifest:file-entry manifest:full-path="Pictures/100000010000032D0000033B9E751D0B.png" manifest:media-type="image/png"/>
  <manifest:file-entry manifest:full-path="Pictures/10000001000003210000021B930F7C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61cm"/>
    </style:style>
    <style:style style:name="Tabela1.B" style:family="table-column">
      <style:table-column-properties style:column-width="5.611cm"/>
    </style:style>
    <style:style style:name="Tabela1.C" style:family="table-column">
      <style:table-column-properties style:column-width="6.82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79cm" table:align="left"/>
    </style:style>
    <style:style style:name="Tabela2.A" style:family="table-column">
      <style:table-column-properties style:column-width="9.209cm"/>
    </style:style>
    <style:style style:name="Tabela2.B" style:family="table-column">
      <style:table-column-properties style:column-width="2.76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808cm" table:align="left"/>
    </style:style>
    <style:style style:name="Tabela3.A" style:family="table-column">
      <style:table-column-properties style:column-width="3.999cm"/>
    </style:style>
    <style:style style:name="Tabela3.B" style:family="table-column">
      <style:table-column-properties style:column-width="3.845cm"/>
    </style:style>
    <style:style style:name="Tabela3.C" style:family="table-column">
      <style:table-column-properties style:column-width="6.964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weight="bold" officeooo:rsid="003fde6a" officeooo:paragraph-rsid="003fde6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3fde6a" officeooo:paragraph-rsid="003fde6a" style:font-weight-asian="normal" style:font-weight-complex="normal"/>
    </style:style>
    <style:style style:name="P4" style:family="paragraph" style:parent-style-name="Standard">
      <style:text-properties style:font-name="Liberation Sans" fo:font-weight="bold" officeooo:rsid="003fde6a" officeooo:paragraph-rsid="00411615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3fde6a" officeooo:paragraph-rsid="00411615" style:font-weight-asian="normal" style:font-weight-complex="normal"/>
    </style:style>
    <style:style style:name="P6" style:family="paragraph" style:parent-style-name="Standard">
      <style:text-properties style:font-name="Liberation Sans" fo:font-weight="bold" officeooo:rsid="004269b8" officeooo:paragraph-rsid="004269b8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04269b8" officeooo:paragraph-rsid="004269b8" style:font-weight-asian="normal" style:font-weight-complex="normal"/>
    </style:style>
    <style:style style:name="P8" style:family="paragraph" style:parent-style-name="Standard">
      <style:text-properties style:font-name="Liberation Sans" fo:font-weight="bold" officeooo:rsid="00441c8d" officeooo:paragraph-rsid="00441c8d" style:font-weight-asian="bold" style:font-weight-complex="bold"/>
    </style:style>
    <style:style style:name="P9" style:family="paragraph" style:parent-style-name="Standard">
      <style:text-properties style:font-name="Liberation Sans" fo:font-weight="normal" officeooo:rsid="00441c8d" officeooo:paragraph-rsid="00441c8d" style:font-weight-asian="normal" style:font-weight-complex="normal"/>
    </style:style>
    <style:style style:name="P10" style:family="paragraph" style:parent-style-name="Standard" style:list-style-name="L1">
      <style:text-properties style:font-name="Liberation Sans" fo:font-weight="normal" officeooo:rsid="00441c8d" officeooo:paragraph-rsid="00441c8d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441c8d" officeooo:paragraph-rsid="00445ce8" style:font-weight-asian="bold" style:font-weight-complex="bold"/>
    </style:style>
    <style:style style:name="P12" style:family="paragraph" style:parent-style-name="Standard">
      <style:text-properties style:font-name="Liberation Sans" fo:font-weight="normal" officeooo:rsid="00441c8d" officeooo:paragraph-rsid="00445ce8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445ce8" officeooo:paragraph-rsid="00445ce8" style:font-weight-asian="bold" style:font-weight-complex="bold"/>
    </style:style>
    <style:style style:name="P14" style:family="paragraph" style:parent-style-name="Standard" style:list-style-name="L2">
      <style:text-properties style:font-name="Liberation Sans" fo:font-weight="normal" officeooo:rsid="00445ce8" officeooo:paragraph-rsid="00445ce8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445ce8" officeooo:paragraph-rsid="00445ce8" style:font-weight-asian="normal" style:font-weight-complex="normal"/>
    </style:style>
    <style:style style:name="P16" style:family="paragraph" style:parent-style-name="Standard">
      <style:text-properties style:font-name="Liberation Sans" fo:font-weight="bold" officeooo:rsid="0045e975" officeooo:paragraph-rsid="0045e975" style:font-weight-asian="bold" style:font-weight-complex="bold"/>
    </style:style>
    <style:style style:name="P17" style:family="paragraph" style:parent-style-name="Standard">
      <style:text-properties style:font-name="Liberation Sans" fo:font-weight="normal" officeooo:rsid="0045e975" officeooo:paragraph-rsid="0045e975" style:font-weight-asian="normal" style:font-weight-complex="normal"/>
    </style:style>
    <style:style style:name="P18" style:family="paragraph" style:parent-style-name="Standard" style:list-style-name="L3">
      <style:text-properties style:font-name="Liberation Sans" fo:font-weight="normal" officeooo:rsid="0045e975" officeooo:paragraph-rsid="0045e975" style:font-weight-asian="normal" style:font-weight-complex="normal"/>
    </style:style>
    <style:style style:name="P19" style:family="paragraph" style:parent-style-name="Standard" style:list-style-name="L4">
      <style:text-properties style:font-name="Liberation Sans" fo:font-weight="normal" officeooo:rsid="0045e975" officeooo:paragraph-rsid="0045e975" style:font-weight-asian="normal" style:font-weight-complex="normal"/>
    </style:style>
    <style:style style:name="P20" style:family="paragraph" style:parent-style-name="Standard">
      <style:text-properties style:font-name="Liberation Sans" fo:font-weight="bold" officeooo:rsid="00464c99" officeooo:paragraph-rsid="00464c99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464c99" officeooo:paragraph-rsid="00464c99" style:font-weight-asian="normal" style:font-weight-complex="normal"/>
    </style:style>
    <style:style style:name="P22" style:family="paragraph" style:parent-style-name="Standard">
      <style:text-properties style:font-name="Liberation Sans" fo:font-weight="bold" officeooo:rsid="00464c99" officeooo:paragraph-rsid="0048287e" style:font-weight-asian="bold" style:font-weight-complex="bold"/>
    </style:style>
    <style:style style:name="P23" style:family="paragraph" style:parent-style-name="Standard">
      <style:text-properties style:font-name="Liberation Sans" fo:font-weight="normal" officeooo:rsid="00464c99" officeooo:paragraph-rsid="0048287e" style:font-weight-asian="normal" style:font-weight-complex="normal"/>
    </style:style>
    <style:style style:name="P24" style:family="paragraph" style:parent-style-name="Standard">
      <style:text-properties style:font-name="Liberation Sans" fo:font-weight="normal" officeooo:rsid="0048287e" officeooo:paragraph-rsid="0048287e" style:font-weight-asian="normal" style:font-weight-complex="normal"/>
    </style:style>
    <style:style style:name="P25" style:family="paragraph" style:parent-style-name="Standard">
      <style:text-properties style:font-name="Liberation Sans" fo:font-weight="bold" officeooo:rsid="004a2767" officeooo:paragraph-rsid="004a2767" style:font-weight-asian="bold" style:font-weight-complex="bold"/>
    </style:style>
    <style:style style:name="P26" style:family="paragraph" style:parent-style-name="Text_20_body">
      <style:text-properties style:font-name="Liberation Sans" fo:font-weight="normal" officeooo:rsid="004a2767" officeooo:paragraph-rsid="004a2767" style:font-weight-asian="normal" style:font-weight-complex="normal"/>
    </style:style>
    <style:style style:name="P27" style:family="paragraph" style:parent-style-name="Quotations">
      <style:text-properties style:font-name="Liberation Sans" officeooo:rsid="004a2767"/>
    </style:style>
    <style:style style:name="P28" style:family="paragraph" style:parent-style-name="Text_20_body">
      <style:text-properties style:font-name="Liberation Sans" officeooo:rsid="004a2767"/>
    </style:style>
    <style:style style:name="P29" style:family="paragraph" style:parent-style-name="Text_20_body" style:list-style-name="L5">
      <style:text-properties style:font-name="Liberation Sans" officeooo:rsid="004a2767"/>
    </style:style>
    <style:style style:name="P30" style:family="paragraph" style:parent-style-name="Standard">
      <style:text-properties style:font-name="Liberation Sans" fo:font-weight="normal" officeooo:rsid="004a2767" officeooo:paragraph-rsid="004a2767" style:font-weight-asian="normal" style:font-weight-complex="normal"/>
    </style:style>
    <style:style style:name="T1" style:family="text">
      <style:text-properties officeooo:rsid="004116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45ce8"/>
    </style:style>
    <style:style style:name="T4" style:family="text">
      <style:text-properties officeooo:rsid="004828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DADOS</text:p>
      <text:p text:style-name="P2"/>
      <text:p text:style-name="P3">Listas, tuplas e dicionários.</text:p>
      <text:p text:style-name="P3"/>
      <text:p text:style-name="P3"/>
      <text:p text:style-name="P1">CARACTERÍSTICAS E DECLARAÇÃO DE UMA LISTA</text:p>
      <text:p text:style-name="P1"/>
      <text:p text:style-name="P3">Lista é ordenada e mutável.</text:p>
      <text:p text:style-name="P3"/>
      <text:p text:style-name="P3"/>
      <text:p text:style-name="P1">ADICIONANDO ELEMENTOS NA LISTA</text:p>
      <text:p text:style-name="P1"/>
      <text:p text:style-name="P3">Pelo append() ou pelo insert().</text:p>
      <text:p text:style-name="P3"/>
      <text:p text:style-name="P3">No insert() eu declaro a posição que quero adicionar o novo elemento.</text:p>
      <text:p text:style-name="P3"/>
      <text:p text:style-name="P3"/>
      <text:p text:style-name="P1">CARACTERÍSTICAS E DECLARAÇÃO DE UMA TUPLA</text:p>
      <text:p text:style-name="P1"/>
      <text:p text:style-name="P3">Tupla é ordenada e imutável.</text:p>
      <text:p text:style-name="P3"/>
      <text:p text:style-name="P3"/>
      <text:p text:style-name="P4">CARACTERÍSTICAS E DECLARAÇÃO DE UM <text:span text:style-name="T1">DICIONÁRIO</text:span></text:p>
      <text:p text:style-name="P4"/>
      <text:p text:style-name="P5"><text:span text:style-name="T1">Dicionário</text:span> <text:span text:style-name="T1">não é ordenado, é mutável e possui chave: valor</text:span>.</text:p>
      <text:p text:style-name="P5"/>
      <text:p text:style-name="P5"/>
      <text:p text:style-name="P5"/>
      <text:p text:style-name="P6">GRAVAÇÃO, MANIPULAÇÃO E LEITURA DE DADOS EM ARQUIVOS</text:p>
      <text:p text:style-name="P6"/>
      <text:p text:style-name="P7">Usamos arquivos para armazenar informações e conseguir compartilhar com outros sistemas.</text:p>
      <text:p text:style-name="P7"/>
      <text:p text:style-name="P7">Para isso, usamos a função <text:span text:style-name="T2">open()</text:span>.</text:p>
      <text:p text:style-name="P7"/>
      <text:p text:style-name="P7">A função open() escreve e lê arquivos.</text:p>
      <text:p text:style-name="P7"/>
      <text:p text:style-name="P7"/>
      <text:p text:style-name="P8">TIPOS DE ARQUIVOS</text:p>
      <text:p text:style-name="P9"/>
      <text:list text:style-name="L1">
        <text:list-item>
          <text:p text:style-name="P10">.txt</text:p>
        </text:list-item>
        <text:list-item>
          <text:p text:style-name="P10">.csv</text:p>
        </text:list-item>
        <text:list-item>
          <text:p text:style-name="P10">.json</text:p>
        </text:list-item>
      </text:list>
      <text:p text:style-name="P9"/>
      <text:p text:style-name="P9"/>
      <text:p text:style-name="P9">Arquivos <text:span text:style-name="T2">.txt</text:span> são arquivos simples. Costumamos usar para salvar o log de registro do nosso sistema. Pode ser muito grande e consome pouco espaço.</text:p>
      <text:p text:style-name="P9"/>
      <text:p text:style-name="P9">Arquivos <text:span text:style-name="T2">.csv </text:span>são arquivos tabulares. Servem para grandes quantidades de dados. Funciona como uma planilha com várias colunas e linhas. São arquivos bons para trabalhar com dados.</text:p>
      <text:p text:style-name="P9"/>
      <text:p text:style-name="P9"><text:soft-page-break/>Arquivos <text:span text:style-name="T2">.json </text:span>são arquivos que consigo converter facilmente dicionários para JSON e JSON para dicionários. É muito utilizado na web. Fácil conversão e fácil procura de dados. É possível enviar arquivos por requisições.</text:p>
      <text:p text:style-name="P9"/>
      <text:p text:style-name="P9"/>
      <text:p text:style-name="P8">GRAVANDO E MANIPULANDO ARQUIVOS CSV</text:p>
      <text:p text:style-name="P8"/>
      <text:p text:style-name="P9">CSV significa Comma-separated values (valores separados por vírgula).</text:p>
      <text:p text:style-name="P9"/>
      <text:p text:style-name="P9">Até podemos mudar e personalizar. Mas o padrão do CSV é separar por vírgulas.</text:p>
      <text:p text:style-name="P9"/>
      <text:p text:style-name="P9">Para usar em Python, é necessário importar a biblioteca.</text:p>
      <text:p text:style-name="P9"/>
      <text:p text:style-name="P9"/>
      <text:p text:style-name="P11">GRAVANDO E MANIPULANDO ARQUIVOS <text:span text:style-name="T3">JSON</text:span></text:p>
      <text:p text:style-name="P12"/>
      <text:p text:style-name="P12">Para usar em Python, é necessário importar a biblioteca.</text:p>
      <text:p text:style-name="P9"/>
      <text:p text:style-name="P9"/>
      <text:p text:style-name="P13">LIMITAÇÕES DO USO DE ARQUIVOS?</text:p>
      <text:p text:style-name="P13"/>
      <text:list text:style-name="L2">
        <text:list-item>
          <text:p text:style-name="P14">Falta de estrutura relacional</text:p>
        </text:list-item>
        <text:list-item>
          <text:p text:style-name="P14">Dificuldade de busca</text:p>
        </text:list-item>
        <text:list-item>
          <text:p text:style-name="P14">Concorrência</text:p>
        </text:list-item>
        <text:list-item>
          <text:p text:style-name="P14">Falta de segurança e integridade</text:p>
        </text:list-item>
        <text:list-item>
          <text:p text:style-name="P14">Escalabilidade</text:p>
        </text:list-item>
      </text:list>
      <text:p text:style-name="P15"/>
      <text:p text:style-name="P15">É necessário o uso de BANCO DE DADOS.</text:p>
      <text:p text:style-name="P15"/>
      <text:p text:style-name="P15"/>
      <text:p text:style-name="P15"/>
      <text:p text:style-name="P16">O QUE É UM BANCO DE DADOS?</text:p>
      <text:p text:style-name="P16"/>
      <text:p text:style-name="P17">Um banco de dados serve para:</text:p>
      <text:p text:style-name="P17"/>
      <text:list text:style-name="L3">
        <text:list-item>
          <text:p text:style-name="P18">Armazenar</text:p>
        </text:list-item>
        <text:list-item>
          <text:p text:style-name="P18">Gerenciar</text:p>
        </text:list-item>
        <text:list-item>
          <text:p text:style-name="P18">Recuperar</text:p>
        </text:list-item>
      </text:list>
      <text:p text:style-name="P17"/>
      <text:p text:style-name="P17"/>
      <text:p text:style-name="P16">SQL X NoSQL</text:p>
      <text:p text:style-name="P16"/>
      <text:list text:style-name="L4">
        <text:list-item>
          <text:p text:style-name="P19">Structured Query Language (Linguagem de Consulta Estruturada)</text:p>
        </text:list-item>
        <text:list-item>
          <text:p text:style-name="P19">SQL – Relacional</text:p>
        </text:list-item>
        <text:list-item>
          <text:p text:style-name="P19">NoSQL – Não relacional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ext:soft-page-break/>
          <table:table-row>
            <table:table-cell table:style-name="Tabela1.A1" office:value-type="string">
              <text:p text:style-name="Table_20_Heading">Característica</text:p>
            </table:table-cell>
            <table:table-cell table:style-name="Tabela1.A1" office:value-type="string">
              <text:p text:style-name="Table_20_Heading">SQL (Relacional)</text:p>
            </table:table-cell>
            <table:table-cell table:style-name="Tabela1.A1" office:value-type="string">
              <text:p text:style-name="Table_20_Heading">NoSQL (Não-relacional)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Estrutura dos dados</text:span></text:p>
          </table:table-cell>
          <table:table-cell table:style-name="Tabela1.A1" office:value-type="string">
            <text:p text:style-name="Table_20_Contents">Tabelas com linhas e colunas</text:p>
          </table:table-cell>
          <table:table-cell table:style-name="Tabela1.A1" office:value-type="string">
            <text:p text:style-name="Table_20_Contents">Flexível: documento, chave-valor, gráfico, coluna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quema (schema)</text:span></text:p>
          </table:table-cell>
          <table:table-cell table:style-name="Tabela1.A1" office:value-type="string">
            <text:p text:style-name="Table_20_Contents">Fixo e definido antes</text:p>
          </table:table-cell>
          <table:table-cell table:style-name="Tabela1.A1" office:value-type="string">
            <text:p text:style-name="Table_20_Contents">Dinâmico / pode mudar a qualquer momen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ultas</text:span></text:p>
          </table:table-cell>
          <table:table-cell table:style-name="Tabela1.A1" office:value-type="string">
            <text:p text:style-name="Table_20_Contents">SQL (Structured Query Language)</text:p>
          </table:table-cell>
          <table:table-cell table:style-name="Tabela1.A1" office:value-type="string">
            <text:p text:style-name="Table_20_Contents">Varia conforme o tipo: JSON queries, APIs,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lacionamentos</text:span></text:p>
          </table:table-cell>
          <table:table-cell table:style-name="Tabela1.A1" office:value-type="string">
            <text:p text:style-name="Table_20_Contents">Fortes e estruturados (JOINs)</text:p>
          </table:table-cell>
          <table:table-cell table:style-name="Tabela1.A1" office:value-type="string">
            <text:p text:style-name="Table_20_Contents">Menos estruturados; prioriza desempenh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calabilidade</text:span></text:p>
          </table:table-cell>
          <table:table-cell table:style-name="Tabela1.A1" office:value-type="string">
            <text:p text:style-name="Table_20_Contents">Vertical (máquina mais forte)</text:p>
          </table:table-cell>
          <table:table-cell table:style-name="Tabela1.A1" office:value-type="string">
            <text:p text:style-name="Table_20_Contents">Horizontal (mais máquinas no cluster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istência x performance</text:span></text:p>
          </table:table-cell>
          <table:table-cell table:style-name="Tabela1.A1" office:value-type="string">
            <text:p text:style-name="Table_20_Contents">Alta consistência</text:p>
          </table:table-cell>
          <table:table-cell table:style-name="Tabela1.A1" office:value-type="string">
            <text:p text:style-name="Table_20_Contents">Alta performance e disponibilidad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rmazenamento</text:span></text:p>
          </table:table-cell>
          <table:table-cell table:style-name="Tabela1.A1" office:value-type="string">
            <text:p text:style-name="Table_20_Contents">Formato tabular</text:p>
          </table:table-cell>
          <table:table-cell table:style-name="Tabela1.A1" office:value-type="string">
            <text:p text:style-name="Table_20_Contents">JSON / BSON / chave-valor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emplos</text:span></text:p>
          </table:table-cell>
          <table:table-cell table:style-name="Tabela1.A1" office:value-type="string">
            <text:p text:style-name="Table_20_Contents">MySQL, PostgreSQL, SQL Server, Oracle</text:p>
          </table:table-cell>
          <table:table-cell table:style-name="Tabela1.A1" office:value-type="string">
            <text:p text:style-name="Table_20_Contents">MongoDB, Redis, Cassandra, ElasticSearch</text:p>
          </table:table-cell>
        </table:table-row>
      </table:table>
      <text:p text:style-name="P17"/>
      <text:p text:style-name="P17"/>
      <text:p text:style-name="P16">SQL</text:p>
      <text:p text:style-name="P16"/>
      <text:p text:style-name="P17">| ID | Nome | Email | Idade |</text:p>
      <text:p text:style-name="P17">|----|------|-------|-------|</text:p>
      <text:p text:style-name="P17">| 1 <text:s/>| Lucas | ... <text:s text:c="2"/>| 27 <text:s text:c="3"/>|</text:p>
      <text:p text:style-name="P17"/>
      <text:p text:style-name="P16"/>
      <text:p text:style-name="P16">NoSQL</text:p>
      <text:p text:style-name="P16"/>
      <text:p text:style-name="P17">{</text:p>
      <text:p text:style-name="P17"><text:s text:c="2"/>"nome": "Lucas",</text:p>
      <text:p text:style-name="P17"><text:s text:c="2"/>"idade": 27,</text:p>
      <text:p text:style-name="P17"><text:s text:c="2"/>"skills": ["Python", "C++"]</text:p>
      <text:p text:style-name="P17">}</text:p>
      <text:p text:style-name="P17"/>
      <text:p text:style-name="P17">{</text:p>
      <text:p text:style-name="P17"><text:s text:c="2"/>"nome": "Maria",</text:p>
      <text:p text:style-name="P17"><text:s text:c="2"/>"pets": ["gato"]</text:p>
      <text:p text:style-name="P17">}</text:p>
      <text:p text:style-name="P17"/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e o seu sistema precisa de...</text:p>
            </table:table-cell>
            <table:table-cell table:style-name="Tabela2.A1" office:value-type="string">
              <text:p text:style-name="Table_20_Heading">Melhor opção</text:p>
            </table:table-cell>
          </table:table-row>
        </table:table-header-rows>
        <table:table-row>
          <table:table-cell table:style-name="Tabela2.A1" office:value-type="string">
            <text:p text:style-name="Table_20_Contents">Regras de negócio rígidas (ex.: banco, contabilidade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Alta escalabilidade e velocidade com dados variado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Muitos relacionamentos e JOINs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Dados mudando o tempo todo e sem padrão fixo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Transações complexas (ACID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Big Data, IoT, redes sociai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</table:table>
      <text:p text:style-name="P17"/>
      <text:p text:style-name="P17"/>
      <text:p text:style-name="P17"/>
      <text:p text:style-name="P20"><text:soft-page-break/>CRIANDO UM BANCO DE DADOS SQL</text:p>
      <text:p text:style-name="P20"/>
      <text:p text:style-name="P21"><draw:frame draw:style-name="fr1" draw:name="Figura1" text:anchor-type="char" svg:width="17cm" svg:height="11.439cm" draw:z-index="0"><draw:image xlink:href="Pictures/10000001000003210000021B930F7C94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INSERINDO VÁRIOS DADOS EM UM BANCO DE DADOS SQL</text:p>
      <text:p text:style-name="P20"/>
      <text:p text:style-name="P20"><draw:frame draw:style-name="fr2" draw:name="Figura2" text:anchor-type="char" svg:width="17cm" svg:height="17.187cm" draw:z-index="1"><draw:image xlink:href="Pictures/100000010000032D000003367B970206.png" xlink:type="simple" xlink:show="embed" xlink:actuate="onLoad" draw:mime-type="image/png"/></draw:frame>.</text:p>
      <text:p text:style-name="P20"/>
      <text:p text:style-name="P21"><draw:frame draw:style-name="fr2" draw:name="Figura3" text:anchor-type="char" svg:width="17cm" svg:height="17.291cm" draw:z-index="2"><draw:image xlink:href="Pictures/100000010000032D0000033B9E751D0B.png" xlink:type="simple" xlink:show="embed" xlink:actuate="onLoad" draw:mime-type="image/png"/></draw:frame><text:soft-page-break/>.</text:p>
      <text:p text:style-name="P21"/>
      <text:p text:style-name="P21"><draw:frame draw:style-name="fr2" draw:name="Figura4" text:anchor-type="char" svg:width="17cm" svg:height="17.298cm" draw:z-index="3"><draw:image xlink:href="Pictures/100000010000031A00000328AE7BFED4.png" xlink:type="simple" xlink:show="embed" xlink:actuate="onLoad" draw:mime-type="image/png"/></draw:frame><text:soft-page-break/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CRIANDO UM BANCO DE DADOS <text:span text:style-name="T4">No</text:span>SQL</text:p>
      <text:p text:style-name="P22"/>
      <text:p text:style-name="P23"><draw:frame draw:style-name="fr1" draw:name="Figura5" text:anchor-type="char" svg:width="17cm" svg:height="4.687cm" draw:z-index="4"><draw:image xlink:href="Pictures/10000001000003AF00000104DA832947.png" xlink:type="simple" xlink:show="embed" xlink:actuate="onLoad" draw:mime-type="image/png"/></draw:frame>.</text:p>
      <text:p text:style-name="P23"/>
      <text:p text:style-name="P24">Instalação feita no venv, por motivos de segurança.</text:p>
      <text:p text:style-name="P24"/>
      <text:p text:style-name="P24"/>
      <text:p text:style-name="P22">INSERINDO VÁRIOS DADOS EM UM BANCO DE DADOS <text:span text:style-name="T4">No</text:span>SQL</text:p>
      <text:p text:style-name="P22"/>
      <text:p text:style-name="P23"><draw:frame draw:style-name="fr1" draw:name="Figura6" text:anchor-type="char" svg:width="17cm" svg:height="16.872cm" draw:z-index="5"><draw:image xlink:href="Pictures/100000010000031D00000317AC7A481D.png" xlink:type="simple" xlink:show="embed" xlink:actuate="onLoad" draw:mime-type="image/png"/></draw:frame><text:soft-page-break/>.</text:p>
      <text:p text:style-name="P23"/>
      <text:p text:style-name="P23"><draw:frame draw:style-name="fr2" draw:name="Figura7" text:anchor-type="char" svg:width="17cm" svg:height="11.125cm" draw:z-index="6"><draw:image xlink:href="Pictures/1000000100000316000002059D6769F9.png" xlink:type="simple" xlink:show="embed" xlink:actuate="onLoad" draw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O QUE É SQLite?</text:p>
      <text:p text:style-name="P25"/>
      <text:p text:style-name="P26">O <text:span text:style-name="Strong_20_Emphasis">SQLite</text:span> é um <text:span text:style-name="Strong_20_Emphasis">banco de dados relacional</text:span> (ou seja, segue o modelo de tabelas — linhas e colunas), <text:span text:style-name="Strong_20_Emphasis">baseado em SQL</text:span>, mas com uma grande diferença em relação a outros bancos como MySQL ou PostgreSQL:</text:p>
      <text:p text:style-name="P27">📌 O SQLite <text:span text:style-name="Strong_20_Emphasis">não precisa de servidor</text:span><text:line-break/>Ele funciona dentro de um único <text:span text:style-name="Strong_20_Emphasis">arquivo</text:span> na sua máquina, como <text:span text:style-name="Source_20_Text">meu_banco.db</text:span>.</text:p>
      <text:p text:style-name="P28">Ou seja:</text:p>
      <text:list text:style-name="L5">
        <text:list-item>
          <text:p text:style-name="P29">Não existe um serviço rodando por trás</text:p>
        </text:list-item>
        <text:list-item>
          <text:p text:style-name="P29">Não existe configuração de usuário/senha ou rede obrigatoriamente</text:p>
        </text:list-item>
        <text:list-item>
          <text:p text:style-name="P29">É super leve e rápido para projetos pequenos e médios</text:p>
        </text:list-item>
      </text:list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Banco</text:p>
            </table:table-cell>
            <table:table-cell table:style-name="Tabela3.A1" office:value-type="string">
              <text:p text:style-name="Table_20_Heading">Precisa de servidor?</text:p>
            </table:table-cell>
            <table:table-cell table:style-name="Tabela3.A1" office:value-type="string">
              <text:p text:style-name="Table_20_Heading">Uso ideal</text:p>
            </table:table-cell>
          </table:table-row>
        </table:table-header-rows>
        <table:table-row>
          <table:table-cell table:style-name="Tabela3.A1" office:value-type="string">
            <text:p text:style-name="Table_20_Contents">SQLite</text:p>
          </table:table-cell>
          <table:table-cell table:style-name="Tabela3.A1" office:value-type="string">
            <text:p text:style-name="Table_20_Contents">❌ Não</text:p>
          </table:table-cell>
          <table:table-cell table:style-name="Tabela3.A1" office:value-type="string">
            <text:p text:style-name="Table_20_Contents">Apps locais e simples</text:p>
          </table:table-cell>
        </table:table-row>
        <table:table-row>
          <table:table-cell table:style-name="Tabela3.A1" office:value-type="string">
            <text:p text:style-name="Table_20_Contents">MySQL / PostgreSQL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Grandes sistemas multiusuário</text:p>
          </table:table-cell>
        </table:table-row>
        <table:table-row>
          <table:table-cell table:style-name="Tabela3.A1" office:value-type="string">
            <text:p text:style-name="Table_20_Contents">MongoDB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Dados não estruturados / escalabilidade</text:p>
          </table:table-cell>
        </table:table-row>
      </table:table>
      <text:p text:style-name="P30"/>
      <text:p text:style-name="P30"/>
      <text:p text:style-name="P30"><draw:frame draw:style-name="fr1" draw:name="Figura8" text:anchor-type="char" svg:width="17cm" svg:height="8.239cm" draw:z-index="7"><draw:image xlink:href="Pictures/10000001000003120000017DD43F7F6E.png" xlink:type="simple" xlink:show="embed" xlink:actuate="onLoad" draw:mime-type="image/png"/></draw:frame>.</text:p>
      <text:p text:style-name="P30"/>
      <text:p text:style-name="P30"/>
      <text:p text:style-name="P30">SQLite é integrado com o Pytho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oft-page-break/>COMANDOS BÁSICOS</text:p>
      <text:p text:style-name="P25"/>
      <text:p text:style-name="P30">Os mesmos de SQL:</text:p>
      <text:p text:style-name="P30"/>
      <text:p text:style-name="P30"><draw:frame draw:style-name="fr1" draw:name="Figura9" text:anchor-type="char" svg:width="17cm" svg:height="11.405cm" draw:z-index="8"><draw:image xlink:href="Pictures/100000010000030D0000020C645DA74D.png" xlink:type="simple" xlink:show="embed" xlink:actuate="onLoad" draw:mime-type="image/png"/></draw:frame>.</text:p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5-12-08T14:04:51.260728946</dc:date>
    <meta:editing-duration>PT9H38M34S</meta:editing-duration>
    <meta:editing-cycles>23</meta:editing-cycles>
    <meta:generator>LibreOffice/25.2.6.2$Linux_X86_64 LibreOffice_project/40d1a0e1d5bdf1afaeae24d9ece32bbb00fa66a4</meta:generator>
    <meta:document-statistic meta:table-count="3" meta:image-count="9" meta:object-count="0" meta:page-count="12" meta:paragraph-count="135" meta:word-count="666" meta:character-count="4039" meta:non-whitespace-character-count="3510"/>
  </office:meta>
</office:document-meta>
</file>